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d83b"/>
    </style:style>
    <style:style style:name="P2" style:family="paragraph" style:parent-style-name="Standard">
      <style:text-properties officeooo:paragraph-rsid="0019da9b"/>
    </style:style>
    <style:style style:name="P3" style:family="paragraph" style:parent-style-name="Standard">
      <style:paragraph-properties fo:text-align="center" style:justify-single-word="false"/>
      <style:text-properties fo:font-variant="small-caps" style:font-name="Ubuntu" fo:font-size="16pt" officeooo:rsid="001c92c4" officeooo:paragraph-rsid="001c92c4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officeooo:rsid="001c92c4" officeooo:paragraph-rsid="001c92c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rsid="001c92c4" officeooo:paragraph-rsid="001c92c4"/>
    </style:style>
    <style:style style:name="P6" style:family="paragraph" style:parent-style-name="Standard">
      <style:paragraph-properties fo:text-align="end" style:justify-single-word="false"/>
      <style:text-properties officeooo:rsid="001c92c4" officeooo:paragraph-rsid="001c92c4"/>
    </style:style>
    <style:style style:name="P7" style:family="paragraph" style:parent-style-name="Standard">
      <style:text-properties officeooo:rsid="0019da9b" officeooo:paragraph-rsid="0019da9b"/>
    </style:style>
    <style:style style:name="P8" style:family="paragraph" style:parent-style-name="Standard">
      <style:text-properties officeooo:rsid="0019da9b" officeooo:paragraph-rsid="0019d83b"/>
    </style:style>
    <style:style style:name="P9" style:family="paragraph" style:parent-style-name="Standard">
      <style:text-properties officeooo:rsid="00189cbd" officeooo:paragraph-rsid="0019d83b"/>
    </style:style>
    <style:style style:name="P10" style:family="paragraph" style:parent-style-name="Standard" style:list-style-name="L1">
      <style:text-properties officeooo:rsid="00189cbd" officeooo:paragraph-rsid="00189cbd"/>
    </style:style>
    <style:style style:name="P11" style:family="paragraph" style:parent-style-name="Standard" style:list-style-name="L1">
      <style:text-properties officeooo:rsid="00189cbd" officeooo:paragraph-rsid="001fd922"/>
    </style:style>
    <style:style style:name="P12" style:family="paragraph" style:parent-style-name="Standard" style:list-style-name="L1">
      <style:text-properties officeooo:rsid="00189cbd" officeooo:paragraph-rsid="00206df2"/>
    </style:style>
    <style:style style:name="P13" style:family="paragraph" style:parent-style-name="Standard" style:list-style-name="L1">
      <style:text-properties officeooo:rsid="00189cbd" officeooo:paragraph-rsid="0020b4c8"/>
    </style:style>
    <style:style style:name="P14" style:family="paragraph" style:parent-style-name="Standard" style:list-style-name="L2">
      <style:text-properties officeooo:rsid="00189cbd" officeooo:paragraph-rsid="00189cbd"/>
    </style:style>
    <style:style style:name="P15" style:family="paragraph" style:parent-style-name="Standard">
      <style:text-properties officeooo:rsid="00189cbd" officeooo:paragraph-rsid="001d26b5"/>
    </style:style>
    <style:style style:name="P16" style:family="paragraph" style:parent-style-name="Standard">
      <style:text-properties officeooo:rsid="00189cbd" officeooo:paragraph-rsid="001f06bf"/>
    </style:style>
    <style:style style:name="P17" style:family="paragraph" style:parent-style-name="Standard">
      <style:text-properties officeooo:rsid="00189cbd" officeooo:paragraph-rsid="001fd922"/>
    </style:style>
    <style:style style:name="P18" style:family="paragraph" style:parent-style-name="Standard" style:list-style-name="L1">
      <style:text-properties officeooo:paragraph-rsid="00189cbd"/>
    </style:style>
    <style:style style:name="P19" style:family="paragraph" style:parent-style-name="Standard" style:list-style-name="L1">
      <style:text-properties officeooo:paragraph-rsid="001f06bf"/>
    </style:style>
    <style:style style:name="P20" style:family="paragraph" style:parent-style-name="Standard" style:list-style-name="L1">
      <style:text-properties officeooo:paragraph-rsid="00206df2"/>
    </style:style>
    <style:style style:name="P21" style:family="paragraph" style:parent-style-name="Standard" style:list-style-name="L2">
      <style:text-properties officeooo:paragraph-rsid="00189cbd"/>
    </style:style>
    <style:style style:name="P22" style:family="paragraph" style:parent-style-name="Standard" style:list-style-name="L2">
      <style:text-properties officeooo:paragraph-rsid="0019d83b"/>
    </style:style>
    <style:style style:name="P23" style:family="paragraph" style:parent-style-name="Standard">
      <style:text-properties officeooo:rsid="0019d83b" officeooo:paragraph-rsid="0019d83b"/>
    </style:style>
    <style:style style:name="P24" style:family="paragraph" style:parent-style-name="Standard">
      <style:text-properties officeooo:rsid="0019d83b" officeooo:paragraph-rsid="0022872f"/>
    </style:style>
    <style:style style:name="P25" style:family="paragraph" style:parent-style-name="Standard">
      <style:text-properties fo:font-style="italic" officeooo:rsid="00189cbd" officeooo:paragraph-rsid="001fd922" style:font-style-asian="italic" style:font-style-complex="italic"/>
    </style:style>
    <style:style style:name="P26" style:family="paragraph" style:parent-style-name="Standard">
      <style:text-properties fo:font-style="italic" officeooo:paragraph-rsid="001fd922" style:font-style-asian="italic" style:font-style-complex="italic"/>
    </style:style>
    <style:style style:name="P27" style:family="paragraph" style:parent-style-name="Standard">
      <style:text-properties officeooo:paragraph-rsid="0019d83b"/>
    </style:style>
    <style:style style:name="T1" style:family="text">
      <style:text-properties officeooo:rsid="00189cbd"/>
    </style:style>
    <style:style style:name="T2" style:family="text">
      <style:text-properties officeooo:rsid="0019d83b"/>
    </style:style>
    <style:style style:name="T3" style:family="text">
      <style:text-properties officeooo:rsid="0019da9b"/>
    </style:style>
    <style:style style:name="T4" style:family="text">
      <style:text-properties officeooo:rsid="001c92c4"/>
    </style:style>
    <style:style style:name="T5" style:family="text">
      <style:text-properties officeooo:rsid="001d26b5"/>
    </style:style>
    <style:style style:name="T6" style:family="text">
      <style:text-properties officeooo:rsid="001f06bf"/>
    </style:style>
    <style:style style:name="T7" style:family="text">
      <style:text-properties officeooo:rsid="001fd922"/>
    </style:style>
    <style:style style:name="T8" style:family="text">
      <style:text-properties officeooo:rsid="00206df2"/>
    </style:style>
    <style:style style:name="T9" style:family="text">
      <style:text-properties officeooo:rsid="0020b4c8"/>
    </style:style>
    <style:style style:name="T10" style:family="text">
      <style:text-properties officeooo:rsid="002287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u Burnard Consulting</text:p>
      <text:p text:style-name="P4">111 Victoria Road</text:p>
      <text:p text:style-name="P4">Oxford OX2 7QG</text:p>
      <text:p text:style-name="P4"/>
      <text:p text:style-name="P4"/>
      <text:p text:style-name="P5"/>
      <text:p text:style-name="P6">1 juin 2013</text:p>
      <text:p text:style-name="P7">Messieurs,</text:p>
      <text:p text:style-name="P7"/>
      <text:p text:style-name="P2"><text:span text:style-name="T1">Suite </text:span><text:span text:style-name="T3">à</text:span><text:span text:style-name="T1"> la publication de votre PUMA sur l'archivage p</text:span><text:span text:style-name="T4">é</text:span><text:span text:style-name="T1">renne des documents TEI-XML en France, Lou Burnard Consulting ont l</text:span><text:span text:style-name="T3">'honneur</text:span><text:span text:style-name="T1"> de vous faire parvenir le devis ci-joint. </text:span></text:p>
      <text:p text:style-name="P9"/>
      <text:p text:style-name="P15"><text:span text:style-name="T5">L'objectif de cette prestation sera de d</text:span><text:span text:style-name="T8">é</text:span><text:span text:style-name="T5">finir une version archivable de</text:span><text:span text:style-name="T8">s ressources encodées en</text:span><text:span text:style-name="T5"> TEI, d</text:span><text:span text:style-name="T8">é</text:span><text:span text:style-name="T5">finie en collaboration avec les acteurs principaux en France et ailleurs, notamment avec le CINES qui assurera la service d'archivage, et avec quelques unit</text:span><text:span text:style-name="T8">é</text:span><text:span text:style-name="T5">s de services et projets </text:span><text:span text:style-name="T6">francais </text:span><text:span text:style-name="T5">producteurs de quantites importants de ressources numerises en format TEI-XML. </text:span><text:span text:style-name="T6">Nous esperons b</text:span><text:span text:style-name="T8">é</text:span><text:span text:style-name="T6">n</text:span><text:span text:style-name="T8">é</text:span><text:span text:style-name="T6">ficier <text:s/></text:span><text:span text:style-name="T8">é</text:span><text:span text:style-name="T6">galement des avis d'autres acteurs TEI au niveau int</text:span><text:span text:style-name="T8">e</text:span><text:span text:style-name="T6">rnationale en communiquant les r</text:span><text:span text:style-name="T8">é</text:span><text:span text:style-name="T6">sultats de nos travaux a </text:span><text:span text:style-name="T9">la</text:span><text:span text:style-name="T6"> commun</text:span><text:span text:style-name="T9">au</text:span><text:span text:style-name="T6">t</text:span><text:span text:style-name="T8">é</text:span><text:span text:style-name="T6"> TEI, avec l'aide des listes de diffusion, colloques etc. <text:s/>Nos travaux seront quand-m</text:span><text:span text:style-name="T9">ê</text:span><text:span text:style-name="T6">me d'abord focalis</text:span><text:span text:style-name="T9">é</text:span><text:span text:style-name="T6">s sur la pratique actuelle </text:span><text:span text:style-name="T7">et </text:span><text:span text:style-name="T9">les</text:span><text:span text:style-name="T7"> besoins courants</text:span><text:span text:style-name="T6"> d</text:span><text:span text:style-name="T7">e la </text:span><text:span text:style-name="T6">communaut</text:span><text:span text:style-name="T9">é</text:span><text:span text:style-name="T6"> TEI francophone.</text:span></text:p>
      <text:p text:style-name="P15"><text:span text:style-name="T5"/></text:p>
      <text:p text:style-name="P15">Nous nous engageons aux travaux suivants dans le cadre de ce projet:</text:p>
      <text:p text:style-name="P17"><text:span text:style-name="T7"/></text:p>
      <text:p text:style-name="P25"><text:span text:style-name="T7">Axe communication </text:span></text:p>
      <text:list xml:id="list9024417199591334578" text:style-name="L1">
        <text:list-item>
          <text:p text:style-name="P18"><text:span text:style-name="T1">Participation aux r</text:span><text:span text:style-name="T3">é</text:span><text:span text:style-name="T1">unions reguli</text:span><text:span text:style-name="T3">è</text:span><text:span text:style-name="T1">res </text:span><text:span text:style-name="T3">à </text:span><text:span text:style-name="T1">votre si</text:span><text:span text:style-name="T3">è</text:span><text:span text:style-name="T1">ge </text:span><text:span text:style-name="T3">à</text:span><text:span text:style-name="T1"> Paris ou ailleurs en France </text:span><text:span text:style-name="T5">selon besoin, pour </text:span><text:span text:style-name="T1"><text:s/></text:span><text:span text:style-name="T5">assurer la suivie du projet et pour discuter avec </text:span><text:span text:style-name="T7">quelqu</text:span><text:span text:style-name="T5">es </text:span><text:span text:style-name="T6">projets </text:span><text:span text:style-name="T7">selectionn</text:span><text:span text:style-name="T9">é</text:span><text:span text:style-name="T7">s</text:span><text:span text:style-name="T6"> et </text:span><text:span text:style-name="T9">éventuellement </text:span><text:span text:style-name="T7">d'autres </text:span><text:span text:style-name="T6">personnes interess</text:span><text:span text:style-name="T9">é</text:span><text:span text:style-name="T6">e</text:span><text:span text:style-name="T5">s;</text:span></text:p>
        </text:list-item>
        <text:list-item>
          <text:p text:style-name="P10">Production des comptes-rendus et rapports selon besoin, <text:span text:style-name="T5">qui seront h</text:span><text:span text:style-name="T9">é</text:span><text:span text:style-name="T5">berg</text:span><text:span text:style-name="T9">é</text:span><text:span text:style-name="T7">s </text:span><text:span text:style-name="T5">sur un site web mise </text:span><text:span text:style-name="T9">à</text:span><text:span text:style-name="T5"> disposition d</text:span><text:span text:style-name="T9">è</text:span><text:span text:style-name="T5">s le d</text:span><text:span text:style-name="T9">é</text:span><text:span text:style-name="T5">but du projet; </text:span></text:p>
        </text:list-item>
        <text:list-item>
          <text:p text:style-name="P18"><text:span text:style-name="T1">Assurance de</text:span><text:span text:style-name="T9">s échanges d'information</text:span><text:span text:style-name="T1"> entre l</text:span><text:span text:style-name="T9">es</text:span><text:span text:style-name="T1"> communaut</text:span><text:span text:style-name="T3">é</text:span><text:span text:style-name="T9">s</text:span><text:span text:style-name="T3"> </text:span><text:span text:style-name="T1">int</text:span><text:span text:style-name="T3">e</text:span><text:span text:style-name="T1">rnational</text:span><text:span text:style-name="T9">e</text:span><text:span text:style-name="T1"> et francais</text:span><text:span text:style-name="T9">e</text:span><text:span text:style-name="T1"> sur les sujets trait</text:span><text:span text:style-name="T3">é</text:span><text:span text:style-name="T1">s </text:span><text:span text:style-name="T7">par moyen des notices sur ce site web </text:span><text:span text:style-name="T8">etc.</text:span></text:p>
        </text:list-item>
        <text:list-item>
          <text:p text:style-name="P11">Production d<text:span text:style-name="T9">u</text:span> rapport final.</text:p>
          <text:p text:style-name="P11"><text:span text:style-name="T7"/></text:p>
        </text:list-item>
      </text:list>
      <text:p text:style-name="P26"><text:span text:style-name="T7">Axe technique</text:span></text:p>
      <text:list xml:id="list391916423" text:continue-numbering="true" text:style-name="L1">
        <text:list-item>
          <text:p text:style-name="P18"><text:span text:style-name="T6">Application</text:span><text:span text:style-name="T1"> et </text:span><text:span text:style-name="T3">é</text:span><text:span text:style-name="T1">valuation des outils </text:span><text:span text:style-name="T6">informatiques</text:span><text:span text:style-name="T1"> </text:span><text:span text:style-name="T7">pertinents</text:span><text:span text:style-name="T1"> aux enjeux du projet; </text:span><text:span text:style-name="T7">par ex: feuilles de styles xslt pour la transformation et l</text:span><text:span text:style-name="T8">'</text:span><text:span text:style-name="T7">analyse automatique des documents</text:span><text:span text:style-name="T6">;</text:span></text:p>
        </text:list-item>
        <text:list-item>
          <text:p text:style-name="P20"><text:span text:style-name="T8">C</text:span><text:span text:style-name="T7">ollecte et so</text:span><text:span text:style-name="T8">mm</text:span><text:span text:style-name="T7">arisation des prati</text:span><text:span text:style-name="T8">q</text:span><text:span text:style-name="T7">ues actuels d</text:span><text:span text:style-name="T8">'u</text:span><text:span text:style-name="T7">n ense</text:span><text:span text:style-name="T8">mb</text:span><text:span text:style-name="T7">le repr</text:span><text:span text:style-name="T9">é</text:span><text:span text:style-name="T7">sentatif des projets TEI</text:span><text:span text:style-name="T8">-XML francais; identification des points communs et des divergeances dans ces pratiques; <text:s/></text:span></text:p>
        </text:list-item>
        <text:list-item>
          <text:p text:style-name="P20"><text:span text:style-name="T8">Pour chacun des projets, il est envisag</text:span><text:span text:style-name="T9">é</text:span><text:span text:style-name="T8"> de cr</text:span><text:span text:style-name="T9">é</text:span><text:span text:style-name="T8">er automatiquement un ODD </text:span><text:span text:style-name="T9">à</text:span><text:span text:style-name="T8"> partir des fichiers mis </text:span><text:span text:style-name="T9">à</text:span><text:span text:style-name="T8"> disposition; puis de le compara</text:span><text:span text:style-name="T9">î</text:span><text:span text:style-name="T8">tre avec l'ODD fourni par le projet. </text:span></text:p>
        </text:list-item>
        <text:list-item>
          <text:p text:style-name="P19"><text:span text:style-name="T8">La production des ODD mettra en evidence </text:span><text:span text:style-name="T9">é</text:span><text:span text:style-name="T8">galement les sp</text:span><text:span text:style-name="T9">é</text:span><text:span text:style-name="T8">cialisations prefer</text:span><text:span text:style-name="T9">é</text:span><text:span text:style-name="T8">es par chacun des projets par rapport </text:span><text:span text:style-name="T9">à</text:span><text:span text:style-name="T8"> la TEI “classique”, ainsi que <text:s/>des divergeances </text:span><text:span text:style-name="T9">é</text:span><text:span text:style-name="T8">ventuelles. Cette d</text:span><text:span text:style-name="T9">é</text:span><text:span text:style-name="T8">marche facilitera la production automatique des outils de transformation pour la r</text:span><text:span text:style-name="T9">é</text:span><text:span text:style-name="T8">duction (ou, peut</text:span><text:span text:style-name="T9">ê</text:span><text:span text:style-name="T8">tre, l'enrichissement) des fichiers </text:span><text:span text:style-name="T9">à</text:span><text:span text:style-name="T8"> un </text:span><text:span text:style-name="T6">format </text:span><text:span text:style-name="T8">commun, </text:span><text:span text:style-name="T6">acceptable pour l'archivage perennes des documents TEI-XML;</text:span></text:p>
        </text:list-item>
        <text:list-item>
          <text:p text:style-name="P12"><text:span text:style-name="T8">D</text:span><text:span text:style-name="T9">é</text:span><text:span text:style-name="T8">finition et documentation de ce format commun “TEI-A” ; validation des outils pour sa production automatique </text:span><text:span text:style-name="T9">à</text:span><text:span text:style-name="T8"> partir des fichiers mises a disposition</text:span><text:span text:style-name="T9">;</text:span></text:p>
        </text:list-item>
        <text:list-item>
          <text:p text:style-name="P13"><text:span text:style-name="T9">Validation de l'utilité de ce format à longue terme par ex pour l'affichage des ressources sans perte d'information avec des outils standard XML.</text:span></text:p>
          <text:p text:style-name="P13"><text:span text:style-name="T9"/></text:p>
        </text:list-item>
      </text:list>
      <text:p text:style-name="P16"><text:soft-page-break/><text:span text:style-name="T8">Suite </text:span><text:span text:style-name="T9">à</text:span><text:span text:style-name="T8"> ces t</text:span><text:span text:style-name="T6">ravaux </text:span><text:span text:style-name="T8">nous envisageons la production d'un rapport final qui</text:span> co<text:span text:style-name="T8">mpr</text:span>endra:</text:p>
      <text:list xml:id="list4895292828232853987" text:style-name="L2">
        <text:list-item>
          <text:list>
            <text:list-item>
              <text:p text:style-name="P14"><text:span text:style-name="T8">des </text:span>recommendations de bonne pratiques pour la documention des documents TEI-XML<text:span text:style-name="T9">;</text:span></text:p>
            </text:list-item>
            <text:list-item>
              <text:p text:style-name="P21"><text:span text:style-name="T8">des </text:span><text:span text:style-name="T1">propositions </text:span><text:span text:style-name="T2">d</text:span><text:span text:style-name="T3">é</text:span><text:span text:style-name="T2">taill</text:span><text:span text:style-name="T3">é</text:span><text:span text:style-name="T2">e</text:span><text:span text:style-name="T1">s pour la verification et validation automatiques de tels documents</text:span><text:span text:style-name="T9">;</text:span></text:p>
            </text:list-item>
            <text:list-item>
              <text:p text:style-name="P22"><text:span text:style-name="T8">une </text:span><text:span text:style-name="T3">é</text:span><text:span text:style-name="T2">valuation des pratiques actuelles de quelques projets TEI-XML et <text:s/>des </text:span><text:span text:style-name="T1">p</text:span><text:span text:style-name="T2">ossibilit</text:span><text:span text:style-name="T3">é</text:span><text:span text:style-name="T2">s de transformer </text:span><text:span text:style-name="T3">leurs produits </text:span><text:span text:style-name="T2">dans un seul </text:span><text:span text:style-name="T1">format pivot TEI</text:span><text:span text:style-name="T9">.</text:span></text:p>
            </text:list-item>
          </text:list>
        </text:list-item>
      </text:list>
      <text:p text:style-name="P24"><text:span text:style-name="T10">Ce document est le livrable principal du projet. Nous estimons que sa production necessitera jusqu'a 10 jours de travail de redaction et de verification, a completer avec 5 journees en total de reunions.</text:span></text:p>
      <text:p text:style-name="P24"><text:span text:style-name="T10"/></text:p>
      <text:p text:style-name="P1"><text:span text:style-name="T2">Ces travaux seront </text:span><text:span text:style-name="T3">é</text:span><text:span text:style-name="T2">ffectu</text:span><text:span text:style-name="T3">é</text:span><text:span text:style-name="T2">s en proche collaboration a</text:span><text:span text:style-name="T3">v</text:span><text:span text:style-name="T2">ec M </text:span><text:span text:style-name="T3">Nicolas </text:span><text:span text:style-name="T2">Larrousse du TGIR Humanum, et avec les responsables du CINES. </text:span></text:p>
      <text:p text:style-name="P1"><text:span text:style-name="T2"/></text:p>
      <text:p text:style-name="P1"><text:span text:style-name="T2">Ces travaux </text:span><text:span text:style-name="T3">é</text:span><text:span text:style-name="T2">tant </text:span><text:span text:style-name="T3">à</text:span><text:span text:style-name="T2"> compl</text:span><text:span text:style-name="T3">é</text:span><text:span text:style-name="T2">ter pour la fin de l'ann</text:span><text:span text:style-name="T3">é</text:span><text:span text:style-name="T2">e 2013, une version pr</text:span><text:span text:style-name="T3">é</text:span><text:span text:style-name="T2">liminaire du rapport sera mis en disposition pour d</text:span><text:span text:style-name="T3">é</text:span><text:span text:style-name="T2">but novembre. <text:s/></text:span><text:span text:style-name="T3">Quelques</text:span><text:span text:style-name="T10">-</text:span><text:span text:style-name="T3">une des propositions</text:span><text:span text:style-name="T2"> </text:span><text:span text:style-name="T3">envisagées </text:span><text:span text:style-name="T2">seront aussi pr</text:span><text:span text:style-name="T3">é</text:span><text:span text:style-name="T2">sent</text:span><text:span text:style-name="T3">ées</text:span><text:span text:style-name="T2"> </text:span><text:span text:style-name="T3">à</text:span><text:span text:style-name="T2"> la r</text:span><text:span text:style-name="T3">é</text:span><text:span text:style-name="T2">union internationale du TEI Consortium qui se tiendra </text:span><text:span text:style-name="T3">début octobre.</text:span></text:p>
      <text:p text:style-name="P8"/>
      <text:p text:style-name="P7">Cordialement</text:p>
      <text:p text:style-name="P7"/>
      <text:p text:style-name="P7"/>
      <text:p text:style-name="P7"/>
      <text:p text:style-name="P7"/>
      <text:p text:style-name="P7">Lou Burnard</text:p>
      <text:p text:style-name="P7"/>
      <text:p text:style-name="P23"/>
      <text:p text:style-name="P23"/>
      <text:p text:style-name="P2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d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d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 Burnard</meta:initial-creator>
    <meta:creation-date>2013-06-03T09:39:10</meta:creation-date>
    <dc:date>2013-06-14T16:01:56</dc:date>
    <dc:creator>Lou Burnard</dc:creator>
    <meta:editing-duration>PT2H42M5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2" meta:paragraph-count="30" meta:word-count="589" meta:character-count="3907" meta:non-whitespace-character-count="3345"/>
  </office:meta>
</office:document-meta>
</file>